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f44336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4db6ac" style:text-align-source="fix" style:repeat-content="false" fo:border="0.06pt solid #000000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6.2988in" svg:height="3.5429in" svg:x="0.9516in" svg:y="1.5091in">
            <draw:object draw:notify-on-update-of-ranges="Planilha1.C3:Planilha1.C8 Planilha1.D3:Planilha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7843in" svg:height="3.472in" svg:x="7.3154in" svg:y="1.5295in">
            <draw:object draw:notify-on-update-of-ranges="Planilha1.E3:Planilha1.E8 Planilha1.F3:Planilha1.F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4" table:default-cell-style-name="ce3"/>
        <table:table-column table:style-name="co1" table:default-cell-style-name="ce4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Estrela</text:p>
          </table:table-cell>
          <table:table-cell table:style-name="ce2" office:value-type="string" calcext:value-type="string">
            <text:p>ci</text:p>
          </table:table-cell>
          <table:table-cell table:style-name="ce2" office:value-type="string" calcext:value-type="string">
            <text:p>CI</text:p>
          </table:table-cell>
          <table:table-cell table:style-name="ce5" office:value-type="string" calcext:value-type="string">
            <text:p>U-B</text:p>
          </table:table-cell>
          <table:table-cell table:style-name="ce5" office:value-type="string" calcext:value-type="string">
            <text:p>U-b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office:value-type="float" office:value="-0.8232" calcext:value-type="float">
            <text:p>-0.8232</text:p>
          </table:table-cell>
          <table:table-cell office:value-type="float" office:value="0.011" calcext:value-type="float">
            <text:p>0.011</text:p>
          </table:table-cell>
          <table:table-cell office:value-type="float" office:value="1.3038" calcext:value-type="float">
            <text:p>1.3038</text:p>
          </table:table-cell>
          <table:table-cell office:value-type="float" office:value="-0.54" calcext:value-type="float">
            <text:p>-0.5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office:value-type="float" office:value="-0.8418" calcext:value-type="float">
            <text:p>-0.8418</text:p>
          </table:table-cell>
          <table:table-cell office:value-type="float" office:value="0.002" calcext:value-type="float">
            <text:p>0.002</text:p>
          </table:table-cell>
          <table:table-cell office:value-type="float" office:value="1.3664" calcext:value-type="float">
            <text:p>1.3664</text:p>
          </table:table-cell>
          <table:table-cell office:value-type="float" office:value="-0.49" calcext:value-type="float">
            <text:p>-0.4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</text:p>
          </table:table-cell>
          <table:table-cell office:value-type="float" office:value="-0.8557" calcext:value-type="float">
            <text:p>-0.8557</text:p>
          </table:table-cell>
          <table:table-cell office:value-type="float" office:value="-0.009" calcext:value-type="float">
            <text:p>-0.009</text:p>
          </table:table-cell>
          <table:table-cell office:value-type="float" office:value="1.3045" calcext:value-type="float">
            <text:p>1.3045</text:p>
          </table:table-cell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office:value-type="float" office:value="0.0631" calcext:value-type="float">
            <text:p>0.0631</text:p>
          </table:table-cell>
          <table:table-cell office:value-type="float" office:value="1.028" calcext:value-type="float">
            <text:p>1.028</text:p>
          </table:table-cell>
          <table:table-cell office:value-type="float" office:value="2.6409" calcext:value-type="float">
            <text:p>2.6409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J</text:p>
          </table:table-cell>
          <table:table-cell office:value-type="float" office:value="-0.4683" calcext:value-type="float">
            <text:p>-0.4683</text:p>
          </table:table-cell>
          <table:table-cell office:value-type="float" office:value="0.449" calcext:value-type="float">
            <text:p>0.449</text:p>
          </table:table-cell>
          <table:table-cell office:value-type="float" office:value="1.8522" calcext:value-type="float">
            <text:p>1.8522</text:p>
          </table:table-cell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office:value-type="float" office:value="0.6473" calcext:value-type="float">
            <text:p>0.6473</text:p>
          </table:table-cell>
          <table:table-cell office:value-type="float" office:value="1.728" calcext:value-type="float">
            <text:p>1.728</text:p>
          </table:table-cell>
          <table:table-cell office:value-type="float" office:value="3.7851" calcext:value-type="float">
            <text:p>3.7851</text:p>
          </table:table-cell>
          <table:table-cell office:value-type="float" office:value="2.08" calcext:value-type="float">
            <text:p>2.08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ce4" table:number-columns-repeated="4"/>
          <table:table-cell/>
        </table:table-row>
        <table:table-row table:style-name="ro1">
          <table:table-cell table:number-columns-repeated="2"/>
          <table:table-cell table:style-name="ce4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9:48:16.1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2T18:56:37.489000000</meta:creation-date>
    <dc:date>2021-05-02T19:50:20.804000000</dc:date>
    <meta:editing-duration>PT22M6S</meta:editing-duration>
    <meta:editing-cycles>5</meta:editing-cycles>
    <meta:generator>LibreOffice/7.1.2.2$Windows_X86_64 LibreOffice_project/8a45595d069ef5570103caea1b71cc9d82b2aae4</meta:generator>
    <meta:document-statistic meta:table-count="1" meta:cell-count="3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48aff" draw:fill-color="#448aff" dr3d:edge-rounding="5%"/>
      <style:text-properties fo:font-size="10pt" style:font-size-asian="10pt" style:font-size-complex="10pt"/>
    </style:style>
    <style:style style:name="ch8" style:family="chart">
      <style:chart-properties chart:regression-name="CI = gamma_12_{B-V} * ci + beta_12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f44336"/>
    </style:style>
    <style:style style:name="ch9" style:family="chart">
      <style:text-properties fo:font-size="14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9cm" svg:y="3.753cm" style:legend-expansion="high" chart:style-name="ch2"/>
        <chart:plot-area chart:style-name="ch3" table:cell-range-address="Planilha1.C3:Planilha1.D8" svg:x="0.32cm" svg:y="0.18cm" svg:width="9.65cm" svg:height="8.64cm">
          <chart:coordinate-region svg:x="0.466cm" svg:y="0.319cm" svg:width="9.26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D3:Planilha1.D8" chart:class="chart:scatter">
            <chart:domain table:cell-range-address="Planilha1.C3:Planilha1.C8"/>
            <chart:regression-curve chart:style-name="ch8">
              <chart:equation chart:display-equation="true" chart:display-r-square="false" svg:x="3.698cm" svg:y="5.676cm" chart:style-name="ch9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8232">
                <text:p>-0.8232</text:p>
                <draw:g>
                  <svg:desc>Planilha1.C3:Planilha1.C8</svg:desc>
                </draw:g>
              </table:table-cell>
              <table:table-cell office:value-type="float" office:value="0.011">
                <text:p>0.011</text:p>
                <draw:g>
                  <svg:desc>Planilha1.D3:Planilha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418">
                <text:p>-0.841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557">
                <text:p>-0.8557</text:p>
              </table:table-cell>
              <table:table-cell office:value-type="float" office:value="-0.009">
                <text:p>-0.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1">
                <text:p>0.0631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683">
                <text:p>-0.4683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73">
                <text:p>0.6473</text:p>
              </table:table-cell>
              <table:table-cell office:value-type="float" office:value="1.728">
                <text:p>1.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48aff" draw:fill-color="#448aff" dr3d:edge-rounding="5%"/>
      <style:text-properties fo:font-size="10pt" style:font-size-asian="10pt" style:font-size-complex="10pt"/>
    </style:style>
    <style:style style:name="ch8" style:family="chart">
      <style:chart-properties chart:regression-name="CI = gamma_12_{U-B} * ci + beta_12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1cm" svg:stroke-color="#4db6ac"/>
    </style:style>
    <style:style style:name="ch9" style:family="chart">
      <style:text-properties fo:font-size="14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33cm" svg:height="8.82cm" xlink:href=".." xlink:type="simple" chart:class="chart:scatter" chart:style-name="ch1">
        <chart:legend chart:legend-position="end" svg:x="11.523cm" svg:y="3.663cm" style:legend-expansion="high" chart:style-name="ch2"/>
        <chart:plot-area chart:style-name="ch3" table:cell-range-address="Planilha1.E3:Planilha1.F8" svg:x="0.344cm" svg:y="0.176cm" svg:width="10.835cm" svg:height="8.468cm">
          <chart:coordinate-region svg:x="1.177cm" svg:y="0.375cm" svg:width="9.908cm" svg:height="8.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F3:Planilha1.F8" chart:class="chart:scatter">
            <chart:domain table:cell-range-address="Planilha1.E3:Planilha1.E8"/>
            <chart:regression-curve chart:style-name="ch8">
              <chart:equation chart:display-equation="true" chart:display-r-square="false" svg:x="5.069cm" svg:y="5.218cm" chart:style-name="ch9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038">
                <text:p>1.3038</text:p>
                <draw:g>
                  <svg:desc>Planilha1.E3:Planilha1.E8</svg:desc>
                </draw:g>
              </table:table-cell>
              <table:table-cell office:value-type="float" office:value="-0.54">
                <text:p>-0.54</text:p>
                <draw:g>
                  <svg:desc>Planilha1.F3:Planilha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664">
                <text:p>1.3664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45">
                <text:p>1.304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409">
                <text:p>2.640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522">
                <text:p>1.852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851">
                <text:p>3.7851</text:p>
              </table:table-cell>
              <table:table-cell office:value-type="float" office:value="2.08">
                <text:p>2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